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inetic_fcc_rtf" table:style-name="ta1">
        <table:shapes>
          <draw:frame draw:z-index="0" draw:style-name="gr1" draw:text-style-name="P1" svg:width="376.5mm" svg:height="179.72mm" svg:x="76.01mm" svg:y="0.46mm">
            <loext:p draw:notify-on-update-of-ranges="kinetic_fcc_rtf.A1:kinetic_fcc_rtf.A1 kinetic_fcc_rtf.A2:kinetic_fcc_rtf.A67 kinetic_fcc_rtf.B1:kinetic_fcc_rtf.B1 kinetic_fcc_rtf.B2:kinetic_fcc_rtf.B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8.43mm" svg:height="128.7mm" svg:x="99.27mm" svg:y="186.04mm">
            <loext:p draw:notify-on-update-of-ranges="kinetic_fcc_rtf.A2:kinetic_fcc_rtf.A67 kinetic_fcc_rtf.B2:kinetic_fcc_rtf.B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V1</text:p>
          </table:table-cell>
        </table:table-row>
        <table:table-row table:style-name="ro1">
          <table:table-cell office:value-type="string" calcext:value-type="string">
            <text:p>GLC_inflow</text:p>
          </table:table-cell>
          <table:table-cell office:value-type="float" office:value="8.6607428893" calcext:value-type="float">
            <text:p>8.6607428893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4.740421204" calcext:value-type="float">
            <text:p>4.740421204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4.4593839241" calcext:value-type="float">
            <text:p>4.4593839241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4.0910228367" calcext:value-type="float">
            <text:p>4.0910228367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3.9265281637" calcext:value-type="float">
            <text:p>3.9265281637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2.9091028122" calcext:value-type="float">
            <text:p>2.9091028122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2.5639219419" calcext:value-type="float">
            <text:p>2.5639219419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2.5273654675" calcext:value-type="float">
            <text:p>2.5273654675</text:p>
          </table:table-cell>
        </table:table-row>
        <table:table-row table:style-name="ro1">
          <table:table-cell office:value-type="string" calcext:value-type="string">
            <text:p>ATP_NGAM</text:p>
          </table:table-cell>
          <table:table-cell office:value-type="float" office:value="2.2056320316" calcext:value-type="float">
            <text:p>2.2056320316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2.1019478148" calcext:value-type="float">
            <text:p>2.1019478148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float" office:value="1.7127557772" calcext:value-type="float">
            <text:p>1.7127557772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1.6912848116" calcext:value-type="float">
            <text:p>1.6912848116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1.4564002354" calcext:value-type="float">
            <text:p>1.4564002354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office:value-type="float" office:value="1.4454334419" calcext:value-type="float">
            <text:p>1.4454334419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1.4176311179" calcext:value-type="float">
            <text:p>1.4176311179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1.3929073706" calcext:value-type="float">
            <text:p>1.3929073706</text:p>
          </table:table-cell>
        </table:table-row>
        <table:table-row table:style-name="ro1">
          <table:table-cell office:value-type="string" calcext:value-type="string">
            <text:p>NDHI</text:p>
          </table:table-cell>
          <table:table-cell office:value-type="float" office:value="1.348730984" calcext:value-type="float">
            <text:p>1.348730984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1.2919173749" calcext:value-type="float">
            <text:p>1.2919173749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.2910758882" calcext:value-type="float">
            <text:p>1.2910758882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1.2164320976" calcext:value-type="float">
            <text:p>1.2164320976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1.1311878501" calcext:value-type="float">
            <text:p>1.1311878501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999999743" calcext:value-type="float">
            <text:p>0.999999743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.9999025398" calcext:value-type="float">
            <text:p>0.9999025398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0.9939027844" calcext:value-type="float">
            <text:p>0.9939027844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9871156393" calcext:value-type="float">
            <text:p>0.9871156393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9189701532" calcext:value-type="float">
            <text:p>0.9189701532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0.8460052791" calcext:value-type="float">
            <text:p>0.8460052791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7516756501" calcext:value-type="float">
            <text:p>0.7516756501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0.6963706689" calcext:value-type="float">
            <text:p>0.6963706689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6854336857" calcext:value-type="float">
            <text:p>0.6854336857</text:p>
          </table:table-cell>
        </table:table-row>
        <table:table-row table:style-name="ro1">
          <table:table-cell office:value-type="string" calcext:value-type="string">
            <text:p>PNT</text:p>
          </table:table-cell>
          <table:table-cell office:value-type="float" office:value="0.4982487168" calcext:value-type="float">
            <text:p>0.4982487168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0.3744749702" calcext:value-type="float">
            <text:p>0.3744749702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office:value-type="float" office:value="0.3615691376" calcext:value-type="float">
            <text:p>0.3615691376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0.3600327249" calcext:value-type="float">
            <text:p>0.3600327249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office:value-type="float" office:value="0.2874513389" calcext:value-type="float">
            <text:p>0.2874513389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0.2553817856" calcext:value-type="float">
            <text:p>0.2553817856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0.2059308801" calcext:value-type="float">
            <text:p>0.2059308801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office:value-type="float" office:value="0.2022794912" calcext:value-type="float">
            <text:p>0.2022794912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0.1347846716" calcext:value-type="float">
            <text:p>0.1347846716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1220608719" calcext:value-type="float">
            <text:p>0.1220608719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0.0790405986" calcext:value-type="float">
            <text:p>0.0790405986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0560275464" calcext:value-type="float">
            <text:p>0.0560275464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0.0331855996" calcext:value-type="float">
            <text:p>0.0331855996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office:value-type="float" office:value="0.0307854694" calcext:value-type="float">
            <text:p>0.0307854694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017443586" calcext:value-type="float">
            <text:p>0.017443586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office:value-type="float" office:value="0.0164060671" calcext:value-type="float">
            <text:p>0.0164060671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0.0158259612" calcext:value-type="float">
            <text:p>0.0158259612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0.0135764211" calcext:value-type="float">
            <text:p>0.0135764211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office:value-type="float" office:value="0.0124642988" calcext:value-type="float">
            <text:p>0.0124642988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0101746665" calcext:value-type="float">
            <text:p>0.0101746665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office:value-type="float" office:value="0.010083699" calcext:value-type="float">
            <text:p>0.010083699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0.0084701098" calcext:value-type="float">
            <text:p>0.0084701098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0.005761999" calcext:value-type="float">
            <text:p>0.005761999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office:value-type="float" office:value="0.0034269422" calcext:value-type="float">
            <text:p>0.0034269422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017137016" calcext:value-type="float">
            <text:p>0.0017137016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0.0015857883" calcext:value-type="float">
            <text:p>0.0015857883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office:value-type="float" office:value="0.0008746761" calcext:value-type="float">
            <text:p>0.0008746761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office:value-type="float" office:value="0.0008132563" calcext:value-type="float">
            <text:p>0.0008132563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office:value-type="float" office:value="0.0005335617" calcext:value-type="float">
            <text:p>0.0005335617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0.0000400746714380085" calcext:value-type="float">
            <text:p>4.00746714380085E-05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office:value-type="float" office:value="0.0000385511510743663" calcext:value-type="float">
            <text:p>3.85511510743663E-05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0.0000336967246425932" calcext:value-type="float">
            <text:p>3.36967246425932E-05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office:value-type="float" office:value="0.0000114975217510922" calcext:value-type="float">
            <text:p>1.14975217510922E-05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office:value-type="float" office:value="0.000011311358666195" calcext:value-type="float">
            <text:p>1.1311358666195E-05</text:p>
          </table:table-cell>
        </table:table-row>
        <table:table-row table:style-name="ro1">
          <table:table-cell office:value-type="string" calcext:value-type="string">
            <text:p>ACE_OUT</text:p>
          </table:table-cell>
          <table:table-cell office:value-type="float" office:value="0.00000337946104686876" calcext:value-type="float">
            <text:p>3.37946104686876E-06</text:p>
          </table:table-cell>
        </table:table-row>
        <table:table-row table:style-name="ro1">
          <table:table-cell office:value-type="string" calcext:value-type="string">
            <text:p>XCH_ACE</text:p>
          </table:table-cell>
          <table:table-cell office:value-type="float" office:value="0.000001737" calcext:value-type="float">
            <text:p>0.000001737</text:p>
          </table:table-cell>
        </table:table-row>
        <table:table-row table:style-name="ro1">
          <table:table-cell/>
          <table:table-cell table:formula="of:=SUM([.B3:.B67])" office:value-type="float" office:value="55.9210080747886" calcext:value-type="float">
            <text:p>55.9210080748</text:p>
          </table:table-cell>
        </table:table-row>
      </table:table>
      <table:named-expressions/>
      <table:database-ranges>
        <table:database-range table:name="__Anonymous_Sheet_DB__0" table:target-range-address="kinetic_fcc_rtf.A1:kinetic_fcc_rtf.B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1T17:19:45.354668430</dc:date>
    <meta:editing-duration>PT5M</meta:editing-duration>
    <meta:editing-cycles>1</meta:editing-cycles>
    <meta:document-statistic meta:table-count="1" meta:cell-count="13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651cm" svg:height="17.973cm" xlink:href=".." xlink:type="simple" chart:class="chart:bar" chart:style-name="ch1">
        <chart:legend chart:legend-position="end" svg:x="36.473cm" svg:y="8.687cm" style:legend-expansion="high" chart:style-name="ch2"/>
        <chart:plot-area chart:style-name="ch3" table:cell-range-address="kinetic_fcc_rtf.A1:kinetic_fcc_rtf.B67" chart:data-source-has-labels="both" svg:x="0.753cm" svg:y="0.359cm" svg:width="34.967cm" svg:height="17.255cm">
          <chartooo:coordinate-region svg:x="1.374cm" svg:y="0.359cm" svg:width="34.346cm" svg:height="15.646cm"/>
          <chart:axis chart:dimension="x" chart:name="primary-x" chart:style-name="ch4" chartooo:axis-type="auto">
            <chartooo:date-scale/>
            <chart:categories table:cell-range-address="kinetic_fcc_rtf.A2:kinetic_fcc_rtf.A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inetic_fcc_rtf.B2:kinetic_fcc_rtf.B67" chart:label-cell-address="kinetic_fcc_rtf.B1:kinetic_fcc_rtf.B1" chart:class="chart:ba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kinetic_fcc_rtf.B1:kinetic_fcc_rtf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LC_inflow</text:p>
                <draw:g>
                  <svg:desc>kinetic_fcc_rtf.A2:kinetic_fcc_rtf.A67</svg:desc>
                </draw:g>
              </table:table-cell>
              <table:table-cell office:value-type="float" office:value="8.6607428893">
                <text:p>8.6607428893</text:p>
                <draw:g>
                  <svg:desc>kinetic_fcc_rtf.B2:kinetic_fcc_rtf.B67</svg:desc>
                </draw:g>
              </table:table-cell>
            </table:table-row>
            <table:table-row>
              <table:table-cell office:value-type="string">
                <text:p>CYTBO</text:p>
              </table:table-cell>
              <table:table-cell office:value-type="float" office:value="4.740421204">
                <text:p>4.740421204</text:p>
              </table:table-cell>
            </table:table-row>
            <table:table-row>
              <table:table-cell office:value-type="string">
                <text:p>MQO</text:p>
              </table:table-cell>
              <table:table-cell office:value-type="float" office:value="4.4593839241">
                <text:p>4.4593839241</text:p>
              </table:table-cell>
            </table:table-row>
            <table:table-row>
              <table:table-cell office:value-type="string">
                <text:p>MDH</text:p>
              </table:table-cell>
              <table:table-cell office:value-type="float" office:value="4.0910228367">
                <text:p>4.0910228367</text:p>
              </table:table-cell>
            </table:table-row>
            <table:table-row>
              <table:table-cell office:value-type="string">
                <text:p>ZWF</text:p>
              </table:table-cell>
              <table:table-cell office:value-type="float" office:value="3.9265281637">
                <text:p>3.9265281637</text:p>
              </table:table-cell>
            </table:table-row>
            <table:table-row>
              <table:table-cell office:value-type="string">
                <text:p>GLT</text:p>
              </table:table-cell>
              <table:table-cell office:value-type="float" office:value="2.9091028122">
                <text:p>2.9091028122</text:p>
              </table:table-cell>
            </table:table-row>
            <table:table-row>
              <table:table-cell office:value-type="string">
                <text:p>GDH</text:p>
              </table:table-cell>
              <table:table-cell office:value-type="float" office:value="2.5639219419">
                <text:p>2.5639219419</text:p>
              </table:table-cell>
            </table:table-row>
            <table:table-row>
              <table:table-cell office:value-type="string">
                <text:p>ATP_SYN</text:p>
              </table:table-cell>
              <table:table-cell office:value-type="float" office:value="2.5273654675">
                <text:p>2.5273654675</text:p>
              </table:table-cell>
            </table:table-row>
            <table:table-row>
              <table:table-cell office:value-type="string">
                <text:p>ATP_NGAM</text:p>
              </table:table-cell>
              <table:table-cell office:value-type="float" office:value="2.2056320316">
                <text:p>2.2056320316</text:p>
              </table:table-cell>
            </table:table-row>
            <table:table-row>
              <table:table-cell office:value-type="string">
                <text:p>ACK</text:p>
              </table:table-cell>
              <table:table-cell office:value-type="float" office:value="2.1019478148">
                <text:p>2.1019478148</text:p>
              </table:table-cell>
            </table:table-row>
            <table:table-row>
              <table:table-cell office:value-type="string">
                <text:p>CYA</text:p>
              </table:table-cell>
              <table:table-cell office:value-type="float" office:value="1.7127557772">
                <text:p>1.7127557772</text:p>
              </table:table-cell>
            </table:table-row>
            <table:table-row>
              <table:table-cell office:value-type="string">
                <text:p>ACEA</text:p>
              </table:table-cell>
              <table:table-cell office:value-type="float" office:value="1.6912848116">
                <text:p>1.6912848116</text:p>
              </table:table-cell>
            </table:table-row>
            <table:table-row>
              <table:table-cell office:value-type="string">
                <text:p>EDD</text:p>
              </table:table-cell>
              <table:table-cell office:value-type="float" office:value="1.4564002354">
                <text:p>1.4564002354</text:p>
              </table:table-cell>
            </table:table-row>
            <table:table-row>
              <table:table-cell office:value-type="string">
                <text:p>ACEK_2</text:p>
              </table:table-cell>
              <table:table-cell office:value-type="float" office:value="1.4454334419">
                <text:p>1.4454334419</text:p>
              </table:table-cell>
            </table:table-row>
            <table:table-row>
              <table:table-cell office:value-type="string">
                <text:p>ACS</text:p>
              </table:table-cell>
              <table:table-cell office:value-type="float" office:value="1.4176311179">
                <text:p>1.4176311179</text:p>
              </table:table-cell>
            </table:table-row>
            <table:table-row>
              <table:table-cell office:value-type="string">
                <text:p>GROWTH</text:p>
              </table:table-cell>
              <table:table-cell office:value-type="float" office:value="1.3929073706">
                <text:p>1.3929073706</text:p>
              </table:table-cell>
            </table:table-row>
            <table:table-row>
              <table:table-cell office:value-type="string">
                <text:p>NDHI</text:p>
              </table:table-cell>
              <table:table-cell office:value-type="float" office:value="1.348730984">
                <text:p>1.348730984</text:p>
              </table:table-cell>
            </table:table-row>
            <table:table-row>
              <table:table-cell office:value-type="string">
                <text:p>DOS</text:p>
              </table:table-cell>
              <table:table-cell office:value-type="float" office:value="1.2919173749">
                <text:p>1.2919173749</text:p>
              </table:table-cell>
            </table:table-row>
            <table:table-row>
              <table:table-cell office:value-type="string">
                <text:p>GND</text:p>
              </table:table-cell>
              <table:table-cell office:value-type="float" office:value="1.2910758882">
                <text:p>1.2910758882</text:p>
              </table:table-cell>
            </table:table-row>
            <table:table-row>
              <table:table-cell office:value-type="string">
                <text:p>LPD</text:p>
              </table:table-cell>
              <table:table-cell office:value-type="float" office:value="1.2164320976">
                <text:p>1.2164320976</text:p>
              </table:table-cell>
            </table:table-row>
            <table:table-row>
              <table:table-cell office:value-type="string">
                <text:p>PDH</text:p>
              </table:table-cell>
              <table:table-cell office:value-type="float" office:value="1.1311878501">
                <text:p>1.1311878501</text:p>
              </table:table-cell>
            </table:table-row>
            <table:table-row>
              <table:table-cell office:value-type="string">
                <text:p>PPS</text:p>
              </table:table-cell>
              <table:table-cell office:value-type="float" office:value="0.999999743">
                <text:p>0.999999743</text:p>
              </table:table-cell>
            </table:table-row>
            <table:table-row>
              <table:table-cell office:value-type="string">
                <text:p>FBP</text:p>
              </table:table-cell>
              <table:table-cell office:value-type="float" office:value="0.9999025398">
                <text:p>0.9999025398</text:p>
              </table:table-cell>
            </table:table-row>
            <table:table-row>
              <table:table-cell office:value-type="string">
                <text:p>MAD</text:p>
              </table:table-cell>
              <table:table-cell office:value-type="float" office:value="0.9939027844">
                <text:p>0.9939027844</text:p>
              </table:table-cell>
            </table:table-row>
            <table:table-row>
              <table:table-cell office:value-type="string">
                <text:p>PPC</text:p>
              </table:table-cell>
              <table:table-cell office:value-type="float" office:value="0.9871156393">
                <text:p>0.9871156393</text:p>
              </table:table-cell>
            </table:table-row>
            <table:table-row>
              <table:table-cell office:value-type="string">
                <text:p>NDHII</text:p>
              </table:table-cell>
              <table:table-cell office:value-type="float" office:value="0.9189701532">
                <text:p>0.9189701532</text:p>
              </table:table-cell>
            </table:table-row>
            <table:table-row>
              <table:table-cell office:value-type="string">
                <text:p>PIT</text:p>
              </table:table-cell>
              <table:table-cell office:value-type="float" office:value="0.8460052791">
                <text:p>0.8460052791</text:p>
              </table:table-cell>
            </table:table-row>
            <table:table-row>
              <table:table-cell office:value-type="string">
                <text:p>PFK</text:p>
              </table:table-cell>
              <table:table-cell office:value-type="float" office:value="0.7516756501">
                <text:p>0.7516756501</text:p>
              </table:table-cell>
            </table:table-row>
            <table:table-row>
              <table:table-cell office:value-type="string">
                <text:p>SDH</text:p>
              </table:table-cell>
              <table:table-cell office:value-type="float" office:value="0.6963706689">
                <text:p>0.6963706689</text:p>
              </table:table-cell>
            </table:table-row>
            <table:table-row>
              <table:table-cell office:value-type="string">
                <text:p>PYK</text:p>
              </table:table-cell>
              <table:table-cell office:value-type="float" office:value="0.6854336857">
                <text:p>0.6854336857</text:p>
              </table:table-cell>
            </table:table-row>
            <table:table-row>
              <table:table-cell office:value-type="string">
                <text:p>PNT</text:p>
              </table:table-cell>
              <table:table-cell office:value-type="float" office:value="0.4982487168">
                <text:p>0.4982487168</text:p>
              </table:table-cell>
            </table:table-row>
            <table:table-row>
              <table:table-cell office:value-type="string">
                <text:p>ICD</text:p>
              </table:table-cell>
              <table:table-cell office:value-type="float" office:value="0.3744749702">
                <text:p>0.3744749702</text:p>
              </table:table-cell>
            </table:table-row>
            <table:table-row>
              <table:table-cell office:value-type="string">
                <text:p>ACEK_1</text:p>
              </table:table-cell>
              <table:table-cell office:value-type="float" office:value="0.3615691376">
                <text:p>0.3615691376</text:p>
              </table:table-cell>
            </table:table-row>
            <table:table-row>
              <table:table-cell office:value-type="string">
                <text:p>PGI</text:p>
              </table:table-cell>
              <table:table-cell office:value-type="float" office:value="0.3600327249">
                <text:p>0.3600327249</text:p>
              </table:table-cell>
            </table:table-row>
            <table:table-row>
              <table:table-cell office:value-type="string">
                <text:p>PCK</text:p>
              </table:table-cell>
              <table:table-cell office:value-type="float" office:value="0.2874513389">
                <text:p>0.2874513389</text:p>
              </table:table-cell>
            </table:table-row>
            <table:table-row>
              <table:table-cell office:value-type="string">
                <text:p>PTA</text:p>
              </table:table-cell>
              <table:table-cell office:value-type="float" office:value="0.2553817856">
                <text:p>0.2553817856</text:p>
              </table:table-cell>
            </table:table-row>
            <table:table-row>
              <table:table-cell office:value-type="string">
                <text:p>ACEB</text:p>
              </table:table-cell>
              <table:table-cell office:value-type="float" office:value="0.2059308801">
                <text:p>0.2059308801</text:p>
              </table:table-cell>
            </table:table-row>
            <table:table-row>
              <table:table-cell office:value-type="string">
                <text:p>S7P_E4P_TAL</text:p>
              </table:table-cell>
              <table:table-cell office:value-type="float" office:value="0.2022794912">
                <text:p>0.2022794912</text:p>
              </table:table-cell>
            </table:table-row>
            <table:table-row>
              <table:table-cell office:value-type="string">
                <text:p>ADK</text:p>
              </table:table-cell>
              <table:table-cell office:value-type="float" office:value="0.1347846716">
                <text:p>0.1347846716</text:p>
              </table:table-cell>
            </table:table-row>
            <table:table-row>
              <table:table-cell office:value-type="string">
                <text:p>EDA</text:p>
              </table:table-cell>
              <table:table-cell office:value-type="float" office:value="0.1220608719">
                <text:p>0.1220608719</text:p>
              </table:table-cell>
            </table:table-row>
            <table:table-row>
              <table:table-cell office:value-type="string">
                <text:p>SQR</text:p>
              </table:table-cell>
              <table:table-cell office:value-type="float" office:value="0.0790405986">
                <text:p>0.0790405986</text:p>
              </table:table-cell>
            </table:table-row>
            <table:table-row>
              <table:table-cell office:value-type="string">
                <text:p>FBA</text:p>
              </table:table-cell>
              <table:table-cell office:value-type="float" office:value="0.0560275464">
                <text:p>0.0560275464</text:p>
              </table:table-cell>
            </table:table-row>
            <table:table-row>
              <table:table-cell office:value-type="string">
                <text:p>RPI</text:p>
              </table:table-cell>
              <table:table-cell office:value-type="float" office:value="0.0331855996">
                <text:p>0.0331855996</text:p>
              </table:table-cell>
            </table:table-row>
            <table:table-row>
              <table:table-cell office:value-type="string">
                <text:p>X5P_GAP_TKT</text:p>
              </table:table-cell>
              <table:table-cell office:value-type="float" office:value="0.0307854694">
                <text:p>0.0307854694</text:p>
              </table:table-cell>
            </table:table-row>
            <table:table-row>
              <table:table-cell office:value-type="string">
                <text:p>ENO</text:p>
              </table:table-cell>
              <table:table-cell office:value-type="float" office:value="0.017443586">
                <text:p>0.017443586</text:p>
              </table:table-cell>
            </table:table-row>
            <table:table-row>
              <table:table-cell office:value-type="string">
                <text:p>F6P_E4P_TKT</text:p>
              </table:table-cell>
              <table:table-cell office:value-type="float" office:value="0.0164060671">
                <text:p>0.0164060671</text:p>
              </table:table-cell>
            </table:table-row>
            <table:table-row>
              <table:table-cell office:value-type="string">
                <text:p>ACN_1</text:p>
              </table:table-cell>
              <table:table-cell office:value-type="float" office:value="0.0158259612">
                <text:p>0.0158259612</text:p>
              </table:table-cell>
            </table:table-row>
            <table:table-row>
              <table:table-cell office:value-type="string">
                <text:p>ACN_2</text:p>
              </table:table-cell>
              <table:table-cell office:value-type="float" office:value="0.0135764211">
                <text:p>0.0135764211</text:p>
              </table:table-cell>
            </table:table-row>
            <table:table-row>
              <table:table-cell office:value-type="string">
                <text:p>PTS_1</text:p>
              </table:table-cell>
              <table:table-cell office:value-type="float" office:value="0.0124642988">
                <text:p>0.0124642988</text:p>
              </table:table-cell>
            </table:table-row>
            <table:table-row>
              <table:table-cell office:value-type="string">
                <text:p>TPI</text:p>
              </table:table-cell>
              <table:table-cell office:value-type="float" office:value="0.0101746665">
                <text:p>0.0101746665</text:p>
              </table:table-cell>
            </table:table-row>
            <table:table-row>
              <table:table-cell office:value-type="string">
                <text:p>F6P_GAP_TAL</text:p>
              </table:table-cell>
              <table:table-cell office:value-type="float" office:value="0.010083699">
                <text:p>0.010083699</text:p>
              </table:table-cell>
            </table:table-row>
            <table:table-row>
              <table:table-cell office:value-type="string">
                <text:p>RPE</text:p>
              </table:table-cell>
              <table:table-cell office:value-type="float" office:value="0.0084701098">
                <text:p>0.0084701098</text:p>
              </table:table-cell>
            </table:table-row>
            <table:table-row>
              <table:table-cell office:value-type="string">
                <text:p>GPM</text:p>
              </table:table-cell>
              <table:table-cell office:value-type="float" office:value="0.005761999">
                <text:p>0.005761999</text:p>
              </table:table-cell>
            </table:table-row>
            <table:table-row>
              <table:table-cell office:value-type="string">
                <text:p>S7P_R5P_TKT</text:p>
              </table:table-cell>
              <table:table-cell office:value-type="float" office:value="0.0034269422">
                <text:p>0.0034269422</text:p>
              </table:table-cell>
            </table:table-row>
            <table:table-row>
              <table:table-cell office:value-type="string">
                <text:p>PGL</text:p>
              </table:table-cell>
              <table:table-cell office:value-type="float" office:value="0.0017137016">
                <text:p>0.0017137016</text:p>
              </table:table-cell>
            </table:table-row>
            <table:table-row>
              <table:table-cell office:value-type="string">
                <text:p>FUMA</text:p>
              </table:table-cell>
              <table:table-cell office:value-type="float" office:value="0.0015857883">
                <text:p>0.0015857883</text:p>
              </table:table-cell>
            </table:table-row>
            <table:table-row>
              <table:table-cell office:value-type="string">
                <text:p>XCH_GLC</text:p>
              </table:table-cell>
              <table:table-cell office:value-type="float" office:value="0.0008746761">
                <text:p>0.0008746761</text:p>
              </table:table-cell>
            </table:table-row>
            <table:table-row>
              <table:table-cell office:value-type="string">
                <text:p>PTS_2</text:p>
              </table:table-cell>
              <table:table-cell office:value-type="float" office:value="0.0008132563">
                <text:p>0.0008132563</text:p>
              </table:table-cell>
            </table:table-row>
            <table:table-row>
              <table:table-cell office:value-type="string">
                <text:p>PTS_0</text:p>
              </table:table-cell>
              <table:table-cell office:value-type="float" office:value="0.0005335617">
                <text:p>0.0005335617</text:p>
              </table:table-cell>
            </table:table-row>
            <table:table-row>
              <table:table-cell office:value-type="string">
                <text:p>SK</text:p>
              </table:table-cell>
              <table:table-cell office:value-type="float" office:value="0.0000400746714380085">
                <text:p>0.0000400746714380085</text:p>
              </table:table-cell>
            </table:table-row>
            <table:table-row>
              <table:table-cell office:value-type="string">
                <text:p>XCH_P</text:p>
              </table:table-cell>
              <table:table-cell office:value-type="float" office:value="0.0000385511510743663">
                <text:p>0.0000385511510743663</text:p>
              </table:table-cell>
            </table:table-row>
            <table:table-row>
              <table:table-cell office:value-type="string">
                <text:p>PGK</text:p>
              </table:table-cell>
              <table:table-cell office:value-type="float" office:value="0.0000336967246425932">
                <text:p>0.0000336967246425932</text:p>
              </table:table-cell>
            </table:table-row>
            <table:table-row>
              <table:table-cell office:value-type="string">
                <text:p>PTS_4</text:p>
              </table:table-cell>
              <table:table-cell office:value-type="float" office:value="0.0000114975217510922">
                <text:p>0.0000114975217510922</text:p>
              </table:table-cell>
            </table:table-row>
            <table:table-row>
              <table:table-cell office:value-type="string">
                <text:p>PTS_3</text:p>
              </table:table-cell>
              <table:table-cell office:value-type="float" office:value="0.000011311358666195">
                <text:p>0.000011311358666195</text:p>
              </table:table-cell>
            </table:table-row>
            <table:table-row>
              <table:table-cell office:value-type="string">
                <text:p>ACE_OUT</text:p>
              </table:table-cell>
              <table:table-cell office:value-type="float" office:value="0.00000337946104686876">
                <text:p>0.00000337946104686876</text:p>
              </table:table-cell>
            </table:table-row>
            <table:table-row>
              <table:table-cell office:value-type="string">
                <text:p>XCH_ACE</text:p>
              </table:table-cell>
              <table:table-cell office:value-type="float" office:value="0.000001737">
                <text:p>0.000001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844cm" svg:height="12.871cm" xlink:href=".." xlink:type="simple" chart:class="chart:circle" chart:style-name="ch1">
        <chart:legend chart:legend-position="end" svg:x="12.882cm" svg:y="0.907cm" style:legend-expansion="high" chart:style-name="ch2"/>
        <chart:plot-area chart:style-name="ch3" table:cell-range-address="kinetic_fcc_rtf.A2:kinetic_fcc_rtf.B67" chart:data-source-has-labels="column" svg:x="0.436cm" svg:y="0.257cm" svg:width="12.01cm" svg:height="12.357cm">
          <chartooo:coordinate-region svg:x="0.436cm" svg:y="0.431cm" svg:width="12.01cm" svg:height="12.01cm"/>
          <chart:axis chart:dimension="x" chart:name="primary-x" chart:style-name="ch4" chartooo:axis-type="auto">
            <chartooo:date-scale/>
            <chart:categories table:cell-range-address="kinetic_fcc_rtf.A2:kinetic_fcc_rtf.A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inetic_fcc_rtf.B2:kinetic_fcc_rtf.B6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LC_inflow</text:p>
                <draw:g>
                  <svg:desc>kinetic_fcc_rtf.A2:kinetic_fcc_rtf.A67</svg:desc>
                </draw:g>
              </table:table-cell>
              <table:table-cell office:value-type="float" office:value="8.6607428893">
                <text:p>8.6607428893</text:p>
                <draw:g>
                  <svg:desc>kinetic_fcc_rtf.B2:kinetic_fcc_rtf.B67</svg:desc>
                </draw:g>
              </table:table-cell>
            </table:table-row>
            <table:table-row>
              <table:table-cell office:value-type="string">
                <text:p>CYTBO</text:p>
              </table:table-cell>
              <table:table-cell office:value-type="float" office:value="4.740421204">
                <text:p>4.740421204</text:p>
              </table:table-cell>
            </table:table-row>
            <table:table-row>
              <table:table-cell office:value-type="string">
                <text:p>MQO</text:p>
              </table:table-cell>
              <table:table-cell office:value-type="float" office:value="4.4593839241">
                <text:p>4.4593839241</text:p>
              </table:table-cell>
            </table:table-row>
            <table:table-row>
              <table:table-cell office:value-type="string">
                <text:p>MDH</text:p>
              </table:table-cell>
              <table:table-cell office:value-type="float" office:value="4.0910228367">
                <text:p>4.0910228367</text:p>
              </table:table-cell>
            </table:table-row>
            <table:table-row>
              <table:table-cell office:value-type="string">
                <text:p>ZWF</text:p>
              </table:table-cell>
              <table:table-cell office:value-type="float" office:value="3.9265281637">
                <text:p>3.9265281637</text:p>
              </table:table-cell>
            </table:table-row>
            <table:table-row>
              <table:table-cell office:value-type="string">
                <text:p>GLT</text:p>
              </table:table-cell>
              <table:table-cell office:value-type="float" office:value="2.9091028122">
                <text:p>2.9091028122</text:p>
              </table:table-cell>
            </table:table-row>
            <table:table-row>
              <table:table-cell office:value-type="string">
                <text:p>GDH</text:p>
              </table:table-cell>
              <table:table-cell office:value-type="float" office:value="2.5639219419">
                <text:p>2.5639219419</text:p>
              </table:table-cell>
            </table:table-row>
            <table:table-row>
              <table:table-cell office:value-type="string">
                <text:p>ATP_SYN</text:p>
              </table:table-cell>
              <table:table-cell office:value-type="float" office:value="2.5273654675">
                <text:p>2.5273654675</text:p>
              </table:table-cell>
            </table:table-row>
            <table:table-row>
              <table:table-cell office:value-type="string">
                <text:p>ATP_NGAM</text:p>
              </table:table-cell>
              <table:table-cell office:value-type="float" office:value="2.2056320316">
                <text:p>2.2056320316</text:p>
              </table:table-cell>
            </table:table-row>
            <table:table-row>
              <table:table-cell office:value-type="string">
                <text:p>ACK</text:p>
              </table:table-cell>
              <table:table-cell office:value-type="float" office:value="2.1019478148">
                <text:p>2.1019478148</text:p>
              </table:table-cell>
            </table:table-row>
            <table:table-row>
              <table:table-cell office:value-type="string">
                <text:p>CYA</text:p>
              </table:table-cell>
              <table:table-cell office:value-type="float" office:value="1.7127557772">
                <text:p>1.7127557772</text:p>
              </table:table-cell>
            </table:table-row>
            <table:table-row>
              <table:table-cell office:value-type="string">
                <text:p>ACEA</text:p>
              </table:table-cell>
              <table:table-cell office:value-type="float" office:value="1.6912848116">
                <text:p>1.6912848116</text:p>
              </table:table-cell>
            </table:table-row>
            <table:table-row>
              <table:table-cell office:value-type="string">
                <text:p>EDD</text:p>
              </table:table-cell>
              <table:table-cell office:value-type="float" office:value="1.4564002354">
                <text:p>1.4564002354</text:p>
              </table:table-cell>
            </table:table-row>
            <table:table-row>
              <table:table-cell office:value-type="string">
                <text:p>ACEK_2</text:p>
              </table:table-cell>
              <table:table-cell office:value-type="float" office:value="1.4454334419">
                <text:p>1.4454334419</text:p>
              </table:table-cell>
            </table:table-row>
            <table:table-row>
              <table:table-cell office:value-type="string">
                <text:p>ACS</text:p>
              </table:table-cell>
              <table:table-cell office:value-type="float" office:value="1.4176311179">
                <text:p>1.4176311179</text:p>
              </table:table-cell>
            </table:table-row>
            <table:table-row>
              <table:table-cell office:value-type="string">
                <text:p>GROWTH</text:p>
              </table:table-cell>
              <table:table-cell office:value-type="float" office:value="1.3929073706">
                <text:p>1.3929073706</text:p>
              </table:table-cell>
            </table:table-row>
            <table:table-row>
              <table:table-cell office:value-type="string">
                <text:p>NDHI</text:p>
              </table:table-cell>
              <table:table-cell office:value-type="float" office:value="1.348730984">
                <text:p>1.348730984</text:p>
              </table:table-cell>
            </table:table-row>
            <table:table-row>
              <table:table-cell office:value-type="string">
                <text:p>DOS</text:p>
              </table:table-cell>
              <table:table-cell office:value-type="float" office:value="1.2919173749">
                <text:p>1.2919173749</text:p>
              </table:table-cell>
            </table:table-row>
            <table:table-row>
              <table:table-cell office:value-type="string">
                <text:p>GND</text:p>
              </table:table-cell>
              <table:table-cell office:value-type="float" office:value="1.2910758882">
                <text:p>1.2910758882</text:p>
              </table:table-cell>
            </table:table-row>
            <table:table-row>
              <table:table-cell office:value-type="string">
                <text:p>LPD</text:p>
              </table:table-cell>
              <table:table-cell office:value-type="float" office:value="1.2164320976">
                <text:p>1.2164320976</text:p>
              </table:table-cell>
            </table:table-row>
            <table:table-row>
              <table:table-cell office:value-type="string">
                <text:p>PDH</text:p>
              </table:table-cell>
              <table:table-cell office:value-type="float" office:value="1.1311878501">
                <text:p>1.1311878501</text:p>
              </table:table-cell>
            </table:table-row>
            <table:table-row>
              <table:table-cell office:value-type="string">
                <text:p>PPS</text:p>
              </table:table-cell>
              <table:table-cell office:value-type="float" office:value="0.999999743">
                <text:p>0.999999743</text:p>
              </table:table-cell>
            </table:table-row>
            <table:table-row>
              <table:table-cell office:value-type="string">
                <text:p>FBP</text:p>
              </table:table-cell>
              <table:table-cell office:value-type="float" office:value="0.9999025398">
                <text:p>0.9999025398</text:p>
              </table:table-cell>
            </table:table-row>
            <table:table-row>
              <table:table-cell office:value-type="string">
                <text:p>MAD</text:p>
              </table:table-cell>
              <table:table-cell office:value-type="float" office:value="0.9939027844">
                <text:p>0.9939027844</text:p>
              </table:table-cell>
            </table:table-row>
            <table:table-row>
              <table:table-cell office:value-type="string">
                <text:p>PPC</text:p>
              </table:table-cell>
              <table:table-cell office:value-type="float" office:value="0.9871156393">
                <text:p>0.9871156393</text:p>
              </table:table-cell>
            </table:table-row>
            <table:table-row>
              <table:table-cell office:value-type="string">
                <text:p>NDHII</text:p>
              </table:table-cell>
              <table:table-cell office:value-type="float" office:value="0.9189701532">
                <text:p>0.9189701532</text:p>
              </table:table-cell>
            </table:table-row>
            <table:table-row>
              <table:table-cell office:value-type="string">
                <text:p>PIT</text:p>
              </table:table-cell>
              <table:table-cell office:value-type="float" office:value="0.8460052791">
                <text:p>0.8460052791</text:p>
              </table:table-cell>
            </table:table-row>
            <table:table-row>
              <table:table-cell office:value-type="string">
                <text:p>PFK</text:p>
              </table:table-cell>
              <table:table-cell office:value-type="float" office:value="0.7516756501">
                <text:p>0.7516756501</text:p>
              </table:table-cell>
            </table:table-row>
            <table:table-row>
              <table:table-cell office:value-type="string">
                <text:p>SDH</text:p>
              </table:table-cell>
              <table:table-cell office:value-type="float" office:value="0.6963706689">
                <text:p>0.6963706689</text:p>
              </table:table-cell>
            </table:table-row>
            <table:table-row>
              <table:table-cell office:value-type="string">
                <text:p>PYK</text:p>
              </table:table-cell>
              <table:table-cell office:value-type="float" office:value="0.6854336857">
                <text:p>0.6854336857</text:p>
              </table:table-cell>
            </table:table-row>
            <table:table-row>
              <table:table-cell office:value-type="string">
                <text:p>PNT</text:p>
              </table:table-cell>
              <table:table-cell office:value-type="float" office:value="0.4982487168">
                <text:p>0.4982487168</text:p>
              </table:table-cell>
            </table:table-row>
            <table:table-row>
              <table:table-cell office:value-type="string">
                <text:p>ICD</text:p>
              </table:table-cell>
              <table:table-cell office:value-type="float" office:value="0.3744749702">
                <text:p>0.3744749702</text:p>
              </table:table-cell>
            </table:table-row>
            <table:table-row>
              <table:table-cell office:value-type="string">
                <text:p>ACEK_1</text:p>
              </table:table-cell>
              <table:table-cell office:value-type="float" office:value="0.3615691376">
                <text:p>0.3615691376</text:p>
              </table:table-cell>
            </table:table-row>
            <table:table-row>
              <table:table-cell office:value-type="string">
                <text:p>PGI</text:p>
              </table:table-cell>
              <table:table-cell office:value-type="float" office:value="0.3600327249">
                <text:p>0.3600327249</text:p>
              </table:table-cell>
            </table:table-row>
            <table:table-row>
              <table:table-cell office:value-type="string">
                <text:p>PCK</text:p>
              </table:table-cell>
              <table:table-cell office:value-type="float" office:value="0.2874513389">
                <text:p>0.2874513389</text:p>
              </table:table-cell>
            </table:table-row>
            <table:table-row>
              <table:table-cell office:value-type="string">
                <text:p>PTA</text:p>
              </table:table-cell>
              <table:table-cell office:value-type="float" office:value="0.2553817856">
                <text:p>0.2553817856</text:p>
              </table:table-cell>
            </table:table-row>
            <table:table-row>
              <table:table-cell office:value-type="string">
                <text:p>ACEB</text:p>
              </table:table-cell>
              <table:table-cell office:value-type="float" office:value="0.2059308801">
                <text:p>0.2059308801</text:p>
              </table:table-cell>
            </table:table-row>
            <table:table-row>
              <table:table-cell office:value-type="string">
                <text:p>S7P_E4P_TAL</text:p>
              </table:table-cell>
              <table:table-cell office:value-type="float" office:value="0.2022794912">
                <text:p>0.2022794912</text:p>
              </table:table-cell>
            </table:table-row>
            <table:table-row>
              <table:table-cell office:value-type="string">
                <text:p>ADK</text:p>
              </table:table-cell>
              <table:table-cell office:value-type="float" office:value="0.1347846716">
                <text:p>0.1347846716</text:p>
              </table:table-cell>
            </table:table-row>
            <table:table-row>
              <table:table-cell office:value-type="string">
                <text:p>EDA</text:p>
              </table:table-cell>
              <table:table-cell office:value-type="float" office:value="0.1220608719">
                <text:p>0.1220608719</text:p>
              </table:table-cell>
            </table:table-row>
            <table:table-row>
              <table:table-cell office:value-type="string">
                <text:p>SQR</text:p>
              </table:table-cell>
              <table:table-cell office:value-type="float" office:value="0.0790405986">
                <text:p>0.0790405986</text:p>
              </table:table-cell>
            </table:table-row>
            <table:table-row>
              <table:table-cell office:value-type="string">
                <text:p>FBA</text:p>
              </table:table-cell>
              <table:table-cell office:value-type="float" office:value="0.0560275464">
                <text:p>0.0560275464</text:p>
              </table:table-cell>
            </table:table-row>
            <table:table-row>
              <table:table-cell office:value-type="string">
                <text:p>RPI</text:p>
              </table:table-cell>
              <table:table-cell office:value-type="float" office:value="0.0331855996">
                <text:p>0.0331855996</text:p>
              </table:table-cell>
            </table:table-row>
            <table:table-row>
              <table:table-cell office:value-type="string">
                <text:p>X5P_GAP_TKT</text:p>
              </table:table-cell>
              <table:table-cell office:value-type="float" office:value="0.0307854694">
                <text:p>0.0307854694</text:p>
              </table:table-cell>
            </table:table-row>
            <table:table-row>
              <table:table-cell office:value-type="string">
                <text:p>ENO</text:p>
              </table:table-cell>
              <table:table-cell office:value-type="float" office:value="0.017443586">
                <text:p>0.017443586</text:p>
              </table:table-cell>
            </table:table-row>
            <table:table-row>
              <table:table-cell office:value-type="string">
                <text:p>F6P_E4P_TKT</text:p>
              </table:table-cell>
              <table:table-cell office:value-type="float" office:value="0.0164060671">
                <text:p>0.0164060671</text:p>
              </table:table-cell>
            </table:table-row>
            <table:table-row>
              <table:table-cell office:value-type="string">
                <text:p>ACN_1</text:p>
              </table:table-cell>
              <table:table-cell office:value-type="float" office:value="0.0158259612">
                <text:p>0.0158259612</text:p>
              </table:table-cell>
            </table:table-row>
            <table:table-row>
              <table:table-cell office:value-type="string">
                <text:p>ACN_2</text:p>
              </table:table-cell>
              <table:table-cell office:value-type="float" office:value="0.0135764211">
                <text:p>0.0135764211</text:p>
              </table:table-cell>
            </table:table-row>
            <table:table-row>
              <table:table-cell office:value-type="string">
                <text:p>PTS_1</text:p>
              </table:table-cell>
              <table:table-cell office:value-type="float" office:value="0.0124642988">
                <text:p>0.0124642988</text:p>
              </table:table-cell>
            </table:table-row>
            <table:table-row>
              <table:table-cell office:value-type="string">
                <text:p>TPI</text:p>
              </table:table-cell>
              <table:table-cell office:value-type="float" office:value="0.0101746665">
                <text:p>0.0101746665</text:p>
              </table:table-cell>
            </table:table-row>
            <table:table-row>
              <table:table-cell office:value-type="string">
                <text:p>F6P_GAP_TAL</text:p>
              </table:table-cell>
              <table:table-cell office:value-type="float" office:value="0.010083699">
                <text:p>0.010083699</text:p>
              </table:table-cell>
            </table:table-row>
            <table:table-row>
              <table:table-cell office:value-type="string">
                <text:p>RPE</text:p>
              </table:table-cell>
              <table:table-cell office:value-type="float" office:value="0.0084701098">
                <text:p>0.0084701098</text:p>
              </table:table-cell>
            </table:table-row>
            <table:table-row>
              <table:table-cell office:value-type="string">
                <text:p>GPM</text:p>
              </table:table-cell>
              <table:table-cell office:value-type="float" office:value="0.005761999">
                <text:p>0.005761999</text:p>
              </table:table-cell>
            </table:table-row>
            <table:table-row>
              <table:table-cell office:value-type="string">
                <text:p>S7P_R5P_TKT</text:p>
              </table:table-cell>
              <table:table-cell office:value-type="float" office:value="0.0034269422">
                <text:p>0.0034269422</text:p>
              </table:table-cell>
            </table:table-row>
            <table:table-row>
              <table:table-cell office:value-type="string">
                <text:p>PGL</text:p>
              </table:table-cell>
              <table:table-cell office:value-type="float" office:value="0.0017137016">
                <text:p>0.0017137016</text:p>
              </table:table-cell>
            </table:table-row>
            <table:table-row>
              <table:table-cell office:value-type="string">
                <text:p>FUMA</text:p>
              </table:table-cell>
              <table:table-cell office:value-type="float" office:value="0.0015857883">
                <text:p>0.0015857883</text:p>
              </table:table-cell>
            </table:table-row>
            <table:table-row>
              <table:table-cell office:value-type="string">
                <text:p>XCH_GLC</text:p>
              </table:table-cell>
              <table:table-cell office:value-type="float" office:value="0.0008746761">
                <text:p>0.0008746761</text:p>
              </table:table-cell>
            </table:table-row>
            <table:table-row>
              <table:table-cell office:value-type="string">
                <text:p>PTS_2</text:p>
              </table:table-cell>
              <table:table-cell office:value-type="float" office:value="0.0008132563">
                <text:p>0.0008132563</text:p>
              </table:table-cell>
            </table:table-row>
            <table:table-row>
              <table:table-cell office:value-type="string">
                <text:p>PTS_0</text:p>
              </table:table-cell>
              <table:table-cell office:value-type="float" office:value="0.0005335617">
                <text:p>0.0005335617</text:p>
              </table:table-cell>
            </table:table-row>
            <table:table-row>
              <table:table-cell office:value-type="string">
                <text:p>SK</text:p>
              </table:table-cell>
              <table:table-cell office:value-type="float" office:value="0.0000400746714380085">
                <text:p>0.0000400746714380085</text:p>
              </table:table-cell>
            </table:table-row>
            <table:table-row>
              <table:table-cell office:value-type="string">
                <text:p>XCH_P</text:p>
              </table:table-cell>
              <table:table-cell office:value-type="float" office:value="0.0000385511510743663">
                <text:p>0.0000385511510743663</text:p>
              </table:table-cell>
            </table:table-row>
            <table:table-row>
              <table:table-cell office:value-type="string">
                <text:p>PGK</text:p>
              </table:table-cell>
              <table:table-cell office:value-type="float" office:value="0.0000336967246425932">
                <text:p>0.0000336967246425932</text:p>
              </table:table-cell>
            </table:table-row>
            <table:table-row>
              <table:table-cell office:value-type="string">
                <text:p>PTS_4</text:p>
              </table:table-cell>
              <table:table-cell office:value-type="float" office:value="0.0000114975217510922">
                <text:p>0.0000114975217510922</text:p>
              </table:table-cell>
            </table:table-row>
            <table:table-row>
              <table:table-cell office:value-type="string">
                <text:p>PTS_3</text:p>
              </table:table-cell>
              <table:table-cell office:value-type="float" office:value="0.000011311358666195">
                <text:p>0.000011311358666195</text:p>
              </table:table-cell>
            </table:table-row>
            <table:table-row>
              <table:table-cell office:value-type="string">
                <text:p>ACE_OUT</text:p>
              </table:table-cell>
              <table:table-cell office:value-type="float" office:value="0.00000337946104686876">
                <text:p>0.00000337946104686876</text:p>
              </table:table-cell>
            </table:table-row>
            <table:table-row>
              <table:table-cell office:value-type="string">
                <text:p>XCH_ACE</text:p>
              </table:table-cell>
              <table:table-cell office:value-type="float" office:value="0.000001737">
                <text:p>0.000001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